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Display" svg:font-family="'Aptos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style:contextual-spacing="false" fo:text-align="center" style:justify-single-word="false"/>
      <style:text-properties officeooo:paragraph-rsid="000fe50b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/>
      <style:text-properties style:font-name="Times New Roman" fo:font-size="18pt" officeooo:paragraph-rsid="000fe50b" style:font-name-asian="Times New Roman1" style:font-size-asian="18pt" style:font-name-complex="Times New Roman1" style:font-size-complex="18pt"/>
    </style:style>
    <style:style style:name="P3" style:family="paragraph" style:parent-style-name="Standard">
      <style:paragraph-properties fo:margin-top="0cm" fo:margin-bottom="0.423cm" style:contextual-spacing="false" fo:line-height="100%" fo:text-align="end" style:justify-single-word="false"/>
      <style:text-properties officeooo:paragraph-rsid="000fe50b"/>
    </style:style>
    <style:style style:name="P4" style:family="paragraph" style:parent-style-name="Standard">
      <style:paragraph-properties fo:margin-top="0.423cm" fo:margin-bottom="0.423cm" style:contextual-spacing="false"/>
      <style:text-properties officeooo:paragraph-rsid="000fe50b"/>
    </style:style>
    <style:style style:name="P5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officeooo:paragraph-rsid="000fe50b" style:font-size-asian="14pt" style:font-size-complex="14pt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a" loext:opacity="100%" fo:font-size="14pt" officeooo:paragraph-rsid="000fe50b" style:font-size-asian="14pt" style:font-size-complex="14pt"/>
    </style:style>
    <style:style style:name="P7" style:family="paragraph" style:parent-style-name="Standard">
      <style:paragraph-properties fo:margin-top="0.423cm" fo:margin-bottom="0.423cm" style:contextual-spacing="false" fo:text-align="center" style:justify-single-word="false"/>
      <style:text-properties style:font-name="Times New Roman" officeooo:paragraph-rsid="000fe50b" style:font-name-asian="Times New Roman1" style:font-name-complex="Times New Roman1"/>
    </style:style>
    <style:style style:name="P8" style:family="paragraph" style:parent-style-name="Standard">
      <style:paragraph-properties fo:margin-top="0cm" fo:margin-bottom="0.423cm" style:contextual-spacing="false" fo:line-height="100%" fo:text-align="end" style:justify-single-word="false"/>
      <style:text-properties style:font-name="Times New Roman" officeooo:rsid="000fe50b" officeooo:paragraph-rsid="000fe50b" style:font-name-asian="Times New Roman1" style:font-name-complex="Times New Roman1"/>
    </style:style>
    <style:style style:name="P9" style:family="paragraph" style:parent-style-name="Standard">
      <style:paragraph-properties fo:margin-top="0cm" fo:margin-bottom="0.423cm" style:contextual-spacing="false" fo:line-height="100%" fo:text-align="end" style:justify-single-word="false"/>
      <style:text-properties style:font-name="Times New Roman" officeooo:rsid="00175ba1" officeooo:paragraph-rsid="00175ba1" style:font-name-asian="Times New Roman1" style:font-name-complex="Times New Roman1"/>
    </style:style>
    <style:style style:name="P10" style:family="paragraph" style:parent-style-name="Standard">
      <style:paragraph-properties fo:margin-top="0.423cm" fo:margin-bottom="0.423cm" style:contextual-spacing="false" fo:text-align="center" style:justify-single-word="false"/>
      <style:text-properties style:font-name="Times New Roman" fo:font-size="18pt" officeooo:rsid="000fe50b" officeooo:paragraph-rsid="000fe50b" style:font-name-asian="Times New Roman1" style:font-size-asian="18pt" style:font-name-complex="Times New Roman1" style:font-size-complex="18pt"/>
    </style:style>
    <style:style style:name="P11" style:family="paragraph" style:parent-style-name="Standard">
      <style:paragraph-properties fo:margin-top="0.423cm" fo:margin-bottom="0.423cm" style:contextual-spacing="false" fo:text-align="center" style:justify-single-word="false"/>
      <style:text-properties style:font-name="Times New Roman" fo:font-size="18pt" officeooo:paragraph-rsid="000fe50b" style:font-name-asian="Times New Roman1" style:font-size-asian="18pt" style:font-name-complex="Times New Roman1" style:font-size-complex="18pt"/>
    </style:style>
    <style:style style:name="P12" style:family="paragraph" style:parent-style-name="Standard">
      <style:paragraph-properties fo:margin-top="0.423cm" fo:margin-bottom="0.423cm" style:contextual-spacing="false" fo:text-align="center" style:justify-single-word="false"/>
      <style:text-properties style:font-name="Times New Roman" fo:font-size="20pt" officeooo:paragraph-rsid="000fe50b" style:font-name-asian="Times New Roman1" style:font-size-asian="20pt" style:font-name-complex="Times New Roman1" style:font-size-complex="20pt"/>
    </style:style>
    <style:style style:name="P13" style:family="paragraph" style:parent-style-name="Standard">
      <style:paragraph-properties fo:margin-top="0cm" fo:margin-bottom="0.423cm" style:contextual-spacing="false" fo:line-height="100%" fo:text-align="end" style:justify-single-word="false"/>
      <style:text-properties officeooo:rsid="00175ba1" officeooo:paragraph-rsid="00175ba1"/>
    </style:style>
    <style:style style:name="P14" style:family="paragraph" style:parent-style-name="Standard">
      <style:paragraph-properties fo:margin-top="0cm" fo:margin-bottom="0.499cm" style:contextual-spacing="false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fo:font-size="16pt" style:font-size-asian="16pt" style:font-size-complex="16pt"/>
    </style:style>
    <style:style style:name="P16" style:family="paragraph" style:parent-style-name="Text_20_body" style:list-style-name="L1">
      <style:text-properties fo:font-size="16pt" officeooo:paragraph-rsid="00175ba1" style:font-size-asian="16pt" style:font-size-complex="16pt"/>
    </style:style>
    <style:style style:name="P17" style:family="paragraph" style:parent-style-name="Text_20_body">
      <style:text-properties fo:font-size="16pt" style:font-size-asian="16pt" style:font-size-complex="16pt"/>
    </style:style>
    <style:style style:name="P18" style:family="paragraph" style:parent-style-name="Text_20_body">
      <style:text-properties fo:font-size="16pt" officeooo:paragraph-rsid="00175ba1" style:font-size-asian="16pt" style:font-size-complex="16pt"/>
    </style:style>
    <style:style style:name="P19" style:family="paragraph" style:parent-style-name="Text_20_body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fo:background-color="transparent"/>
      <style:text-properties fo:font-size="16pt" officeooo:rsid="00175ba1" officeooo:paragraph-rsid="00175ba1" style:font-size-asian="14pt" style:font-size-complex="16pt"/>
    </style:style>
    <style:style style:name="P20" style:family="paragraph" style:parent-style-name="Text_20_body" style:list-style-name="L2" style:master-page-name="">
      <loext:graphic-properties draw:fill="none"/>
      <style:paragraph-properties fo:margin-left="1.6cm" fo:margin-right="0cm" fo:margin-top="0cm" fo:margin-bottom="0.247cm" style:contextual-spacing="false" fo:line-height="115%" fo:text-indent="-0.7cm" style:auto-text-indent="false" style:page-number="auto" fo:background-color="transparent"/>
      <style:text-properties fo:font-size="16pt" officeooo:rsid="0018aad3" officeooo:paragraph-rsid="0018aad3" style:font-size-asian="14pt" style:font-size-complex="16pt"/>
    </style:style>
    <style:style style:name="P21" style:family="paragraph" style:parent-style-name="Text_20_body" style:list-style-name="L2">
      <style:text-properties fo:font-size="16pt" officeooo:rsid="001998b8" officeooo:paragraph-rsid="001998b8" style:font-size-asian="14pt" style:font-size-complex="16pt"/>
    </style:style>
    <style:style style:name="P22" style:family="paragraph" style:parent-style-name="Text_20_body" style:list-style-name="L2">
      <loext:graphic-properties draw:fill="none"/>
      <style:paragraph-properties fo:margin-left="1.6cm" fo:margin-right="0cm" fo:margin-top="0cm" fo:margin-bottom="0.247cm" style:contextual-spacing="false" fo:line-height="115%" fo:text-indent="-0.7cm" style:auto-text-indent="false" fo:background-color="transparent"/>
      <style:text-properties fo:font-size="16pt" officeooo:rsid="001998b8" officeooo:paragraph-rsid="001998b8" style:font-size-asian="14pt" style:font-size-complex="16pt"/>
    </style:style>
    <style:style style:name="P23" style:family="paragraph" style:parent-style-name="Text_20_body" style:list-style-name="L2">
      <style:text-properties fo:font-size="16pt" officeooo:rsid="001ad51b" officeooo:paragraph-rsid="001ad51b" style:font-size-asian="14pt" style:font-size-complex="16pt"/>
    </style:style>
    <style:style style:name="P24" style:family="paragraph" style:parent-style-name="Text_20_body" style:list-style-name="L2" style:master-page-name="">
      <loext:graphic-properties draw:fill="none"/>
      <style:paragraph-properties fo:margin-left="1.6cm" fo:margin-right="0cm" fo:margin-top="0cm" fo:margin-bottom="0.247cm" style:contextual-spacing="false" fo:line-height="115%" fo:text-indent="-0.7cm" style:auto-text-indent="false" style:page-number="auto" fo:background-color="transparent"/>
      <style:text-properties fo:font-size="16pt" officeooo:rsid="001ad51b" officeooo:paragraph-rsid="001ad51b" style:font-size-asian="14pt" style:font-size-complex="16pt"/>
    </style:style>
    <style:style style:name="P25" style:family="paragraph" style:parent-style-name="Text_20_body">
      <style:text-properties fo:font-size="16pt" officeooo:rsid="001cbcef" officeooo:paragraph-rsid="001cbcef" style:font-size-asian="14pt" style:font-size-complex="16pt"/>
    </style:style>
    <style:style style:name="P26" style:family="paragraph" style:parent-style-name="Text_20_body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fo:background-color="transparent"/>
      <style:text-properties fo:font-size="16pt" officeooo:rsid="001cbcef" officeooo:paragraph-rsid="001cbcef" style:font-size-asian="14pt" style:font-size-complex="16pt"/>
    </style:style>
    <style:style style:name="P27" style:family="paragraph" style:parent-style-name="Text_20_body">
      <style:text-properties fo:font-size="16pt" officeooo:rsid="001dcf13" officeooo:paragraph-rsid="001dd30d" style:font-size-asian="14pt" style:font-size-complex="16pt"/>
    </style:style>
    <style:style style:name="P28" style:family="paragraph" style:parent-style-name="Text_20_body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fo:background-color="transparent"/>
      <style:text-properties fo:font-size="16pt" officeooo:rsid="001dcf13" officeooo:paragraph-rsid="001dcf13" style:font-size-asian="14pt" style:font-size-complex="16pt"/>
    </style:style>
    <style:style style:name="P29" style:family="paragraph" style:parent-style-name="Text_20_body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fo:background-color="transparent"/>
      <style:text-properties fo:font-size="16pt" officeooo:rsid="001dcf13" officeooo:paragraph-rsid="001dd30d" style:font-size-asian="14pt" style:font-size-complex="16pt"/>
    </style:style>
    <style:style style:name="P30" style:family="paragraph" style:parent-style-name="Text_20_body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fo:background-color="transparent"/>
      <style:text-properties fo:font-size="16pt" officeooo:rsid="001dd30d" officeooo:paragraph-rsid="001dd30d" style:font-size-asian="14pt" style:font-size-complex="16pt"/>
    </style:style>
    <style:style style:name="P31" style:family="paragraph" style:parent-style-name="Text_20_body" style:master-page-name="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175ba1" officeooo:paragraph-rsid="00175ba1"/>
    </style:style>
    <style:style style:name="P32" style:family="paragraph" style:parent-style-name="Text_20_body">
      <style:text-properties fo:font-size="18pt" officeooo:rsid="00175ba1" officeooo:paragraph-rsid="00175ba1" style:font-size-asian="18pt" style:font-size-complex="18pt"/>
    </style:style>
    <style:style style:name="P33" style:family="paragraph" style:parent-style-name="Text_20_body" style:master-page-name="">
      <loext:graphic-properties draw:fill="none"/>
      <style:paragraph-properties fo:margin-left="0.4cm" fo:margin-right="0cm" fo:margin-top="0cm" fo:margin-bottom="0.247cm" style:contextual-spacing="false" fo:line-height="115%" fo:text-indent="0cm" style:auto-text-indent="false" style:page-number="auto" fo:background-color="transparent"/>
      <style:text-properties fo:font-size="18pt" officeooo:rsid="00175ba1" officeooo:paragraph-rsid="00175ba1" style:font-size-asian="18pt" style:font-size-complex="18pt"/>
    </style:style>
    <style:style style:name="P34" style:family="paragraph" style:parent-style-name="Text_20_body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fo:background-color="transparent"/>
      <style:text-properties fo:font-size="18pt" officeooo:rsid="00175ba1" officeooo:paragraph-rsid="00175ba1" style:font-size-asian="18pt" style:font-size-complex="18pt"/>
    </style:style>
    <style:style style:name="P35" style:family="paragraph" style:parent-style-name="Text_20_body" style:master-page-name="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style:page-number="auto" fo:background-color="transparent"/>
      <style:text-properties fo:font-size="18pt" officeooo:rsid="00175ba1" officeooo:paragraph-rsid="00175ba1" style:font-size-asian="18pt" style:font-size-complex="18pt"/>
    </style:style>
    <style:style style:name="P36" style:family="paragraph" style:parent-style-name="Text_20_body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fo:background-color="transparent"/>
      <style:text-properties fo:font-size="18pt" officeooo:rsid="0018aad3" officeooo:paragraph-rsid="0018aad3" style:font-size-asian="18pt" style:font-size-complex="18pt"/>
    </style:style>
    <style:style style:name="P37" style:family="paragraph" style:parent-style-name="Text_20_body" style:master-page-name="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style:page-number="auto" fo:background-color="transparent"/>
      <style:text-properties fo:font-size="18pt" officeooo:rsid="001cbcef" officeooo:paragraph-rsid="001cbcef" style:font-size-asian="18pt" style:font-size-complex="18pt"/>
    </style:style>
    <style:style style:name="P38" style:family="paragraph" style:parent-style-name="Text_20_body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fo:background-color="transparent"/>
      <style:text-properties fo:font-size="18pt" officeooo:rsid="00175ba1" officeooo:paragraph-rsid="00175ba1" style:font-size-asian="15.75pt" style:font-size-complex="18pt"/>
    </style:style>
    <style:style style:name="P39" style:family="paragraph" style:parent-style-name="Text_20_body" style:master-page-name="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style:page-number="auto" fo:background-color="transparent"/>
      <style:text-properties fo:font-size="18pt" officeooo:rsid="00175ba1" officeooo:paragraph-rsid="00175ba1" style:font-size-asian="15.75pt" style:font-size-complex="18pt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font-size="18pt" officeooo:rsid="00175ba1" officeooo:paragraph-rsid="00175ba1" style:font-size-asian="15.75pt" style:font-size-complex="18pt"/>
    </style:style>
    <style:style style:name="P41" style:family="paragraph" style:parent-style-name="Text_20_body">
      <style:text-properties fo:font-size="18pt" officeooo:rsid="001dd30d" officeooo:paragraph-rsid="001dd30d" style:font-size-asian="15.75pt" style:font-size-complex="18pt"/>
    </style:style>
    <style:style style:name="P42" style:family="paragraph" style:parent-style-name="Text_20_body" style:master-page-name="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style:page-number="auto" fo:background-color="transparent"/>
      <style:text-properties fo:font-size="18pt" officeooo:rsid="001dd30d" officeooo:paragraph-rsid="001dd30d" style:font-size-asian="15.75pt" style:font-size-complex="18pt"/>
    </style:style>
    <style:style style:name="P43" style:family="paragraph" style:parent-style-name="Text_20_body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fo:background-color="transparent"/>
      <style:text-properties fo:font-size="18pt" fo:font-weight="bold" officeooo:rsid="001dd30d" officeooo:paragraph-rsid="001dd30d" style:font-size-asian="18pt" style:font-weight-asian="bold" style:font-size-complex="18pt" style:font-weight-complex="bold"/>
    </style:style>
    <style:style style:name="P44" style:family="paragraph" style:parent-style-name="Title">
      <style:text-properties fo:font-size="22pt" officeooo:paragraph-rsid="00175ba1" style:font-size-asian="22pt" style:font-size-complex="22pt"/>
    </style:style>
    <style:style style:name="P45" style:family="paragraph" style:parent-style-name="Title">
      <style:text-properties fo:font-size="22pt" style:font-size-asian="22pt" style:font-size-complex="22pt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officeooo:rsid="000fe50b" style:font-name-asian="Times New Roman1" style:font-name-complex="Times New Roman1"/>
    </style:style>
    <style:style style:name="T3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4" style:family="text">
      <style:text-properties style:font-name="Times New Roman" fo:font-size="18pt" officeooo:rsid="000fe50b" style:font-name-asian="Times New Roman1" style:font-size-asian="18pt" style:font-name-complex="Times New Roman1" style:font-size-complex="18pt"/>
    </style:style>
    <style:style style:name="T5" style:family="text">
      <style:text-properties style:font-name="Times New Roman" fo:language="en" fo:country="US" style:font-name-asian="Times New Roman1" style:font-name-complex="Times New Roman1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75ba1" style:font-size-asian="16pt" style:font-size-complex="16pt"/>
    </style:style>
    <style:style style:name="T8" style:family="text">
      <style:text-properties officeooo:rsid="00175ba1"/>
    </style:style>
    <style:style style:name="T9" style:family="text">
      <style:text-properties officeooo:rsid="001ad51b"/>
    </style:style>
    <style:style style:name="T10" style:family="text">
      <style:text-properties officeooo:rsid="001cbcef"/>
    </style:style>
    <style:style style:name="T11" style:family="text">
      <style:text-properties officeooo:rsid="001dd30d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науки и высшего образования Российской Федерации</text:p>
      <text:p text:style-name="P6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6">Факультет Программной инженерии и компьютерной техники</text:p>
      <text:p text:style-name="P7"><text:s/></text:p>
      <text:p text:style-name="P7"><text:s/></text:p>
      <text:p text:style-name="P7"><text:s/></text:p>
      <text:p text:style-name="P7"><text:s/></text:p>
      <text:p text:style-name="P7"><text:s/></text:p>
      <text:p text:style-name="P7"><text:s/></text:p>
      <text:p text:style-name="P10">Основы программной инженерии</text:p>
      <text:p text:style-name="P2">Лабораторная работа №1</text:p>
      <text:p text:style-name="P1"><text:span text:style-name="T3">Вариант </text:span><text:span text:style-name="T4">751</text:span></text:p>
      <text:p text:style-name="P2"/>
      <text:p text:style-name="P12"><text:s/></text:p>
      <text:p text:style-name="P3"><text:span text:style-name="T2">Студент</text:span><text:span text:style-name="T1">:</text:span></text:p>
      <text:p text:style-name="P8">Рязанов Д.В. P3221</text:p>
      <text:p text:style-name="P9">Преподаватель:</text:p>
      <text:p text:style-name="P13">Сорокин Роман Борисович</text:p>
      <text:p text:style-name="P4"/>
      <text:p text:style-name="P4"/>
      <text:p text:style-name="P1"><text:span text:style-name="T1">Санкт-Пет</text:span><text:span text:style-name="T2">е</text:span><text:span text:style-name="T1">рбург, 202</text:span><text:span text:style-name="T5">4</text:span></text:p>
      <text:p text:style-name="P45"><text:soft-page-break/>Текст задания</text:p>
      <text:p text:style-name="P14"><text:span text:style-name="T6">Составить список требований, предъявляемых к разрабатываемому веб-сайту (в соответствии с вариантом). Требования должны делиться на следующие категории: </text:span></text:p>
      <text:list xml:id="list662797367" text:style-name="L1">
        <text:list-item>
          <text:p text:style-name="P15">Функциональные</text:p>
          <text:list>
            <text:list-item>
              <text:p text:style-name="P15">Требования пользователей сайта. </text:p>
            </text:list-item>
            <text:list-item>
              <text:p text:style-name="P15">Требования владельцев сайта. </text:p>
            </text:list-item>
          </text:list>
        </text:list-item>
        <text:list-item>
          <text:p text:style-name="P16">Нефункциональные </text:p>
        </text:list-item>
      </text:list>
      <text:p text:style-name="P17">Требования необходимо оформить в соответствии с шаблонами RUP (документ SRS - Software Requirements Specification). Для каждого из требований нужно указать его атрибуты (в соответствии с методологией RUP), а также оценить и аргументировать приблизительное количество часов, требующихся на реализацию этого требования.</text:p>
      <text:p text:style-name="P18">Для функциональных требований нужно составить UML UseCase-диаграммы, описывающие реализующие их прецеденты использования.</text:p>
      <text:p text:style-name="Text_20_body"/>
      <text:p text:style-name="P44"><text:span text:style-name="T8">Спецификации требований к продукту (SRS)</text:span></text:p>
      <text:p text:style-name="P32"><text:span text:style-name="T12">1. Вступление</text:span></text:p>
      <text:p text:style-name="P33">1.1 Цель документа</text:p>
      <text:p text:style-name="P31"><text:span text:style-name="T6">Цель документа - дать подробное описание требований к веб-сайту «Youtube». В этом документе объяснены системные ограничения, интерфейс и взаимодействие с другими внешними приложениями. Этот документ предназначен для того, чтобы быть предложенным заказчику на утверждение и служить справочным материалом для разработки первой версии системы для команды разработчиков.</text:span></text:p>
      <text:p text:style-name="P38"/>
      <text:p text:style-name="P40"><text:soft-page-break/></text:p>
      <text:p text:style-name="P39">1.2 Область применения</text:p>
      <text:p text:style-name="P19">YouTube — <text:span text:style-name="T10">ресурс, позволяющий пользователям смотреть, публиковать, реагировать/комментировать видео, а также организовывать их в альбомы.</text:span></text:p>
      <text:p text:style-name="P34"/>
      <text:p text:style-name="P35">1.3 Глоссарий</text:p>
      <text:p text:style-name="P43">TODO</text:p>
      <text:p text:style-name="P36">1.4 Ссылки</text:p>
      <text:list xml:id="list1897908310" text:style-name="L2">
        <text:list-item>
          <text:p text:style-name="P20">Разрабатываемый веб-сайт — <text:a xlink:type="simple" xlink:href="http://youtube.com/" text:style-name="Internet_20_link" text:visited-style-name="Visited_20_Internet_20_Link">youtube.com</text:a></text:p>
        </text:list-item>
        <text:list-item>
          <text:p text:style-name="P22">Поддомены</text:p>
          <text:list>
            <text:list-item>
              <text:p text:style-name="P21"><text:span text:style-name="T9">С</text:span>ервис потокового телевидения Youtube TV — <text:a xlink:type="simple" xlink:href="http://tv.youtube.com/" text:style-name="Internet_20_link" text:visited-style-name="Visited_20_Internet_20_Link">tv.youtube.com</text:a></text:p>
            </text:list-item>
            <text:list-item>
              <text:p text:style-name="P23">Музыкальный стриминговый сервис Youtube Music — <text:a xlink:type="simple" xlink:href="http://music.youtube.com/" text:style-name="Internet_20_link" text:visited-style-name="Visited_20_Internet_20_Link">music.youtube.com</text:a></text:p>
            </text:list-item>
            <text:list-item>
              <text:p text:style-name="P23">Сервис для редактирования и публикации собственных видео Youtube Studio — <text:a xlink:type="simple" xlink:href="http://studio.youtube.com/" text:style-name="Internet_20_link" text:visited-style-name="Visited_20_Internet_20_Link">studio.youtube.com</text:a></text:p>
            </text:list-item>
          </text:list>
        </text:list-item>
        <text:list-item>
          <text:p text:style-name="P24">Тех. Поддержка — <text:a xlink:type="simple" xlink:href="https://support.google.com/youtube/" text:style-name="Internet_20_link" text:visited-style-name="Visited_20_Internet_20_Link">support.google.com/youtube</text:a></text:p>
        </text:list-item>
      </text:list>
      <text:p text:style-name="P25"/>
      <text:p text:style-name="P37">1.5 Обзор документа</text:p>
      <text:p text:style-name="P26">Второй раздел документа — Общее описание, представляет общее описание разрабатываемого продукта. В частности описывает предполагаемый функционал продукта, ограничения и зависимости на высоком уровне.</text:p>
      <text:p text:style-name="P26">Третий раздел — Спецификация требований, содержит конкретное описание различных функций, требований к безопасности и надежности, необходимых при разработке системы. Там же указаны технологии, системы разработки и прочие документы, предназначенные непосредственно для разработчиков.</text:p>
      <text:p text:style-name="P28"><text:soft-page-break/>Четвертый раздел — Требования к атрибутам, содержит таблицы с описанием атрибутов, перечисленных в третьем разделе требований.</text:p>
      <text:p text:style-name="P29">Пятый раздел — <text:span text:style-name="T11">оценка рисков на всех этапах проекта. </text:span></text:p>
      <text:p text:style-name="P29"><text:span text:style-name="T11">Шестой раздел — </text:span>Use-case диаграмма использования.</text:p>
      <text:p text:style-name="P29"><text:span text:style-name="T11">Седьмой</text:span> раздел — Преценденты использования и их описания.</text:p>
      <text:p text:style-name="P27"/>
      <text:p text:style-name="P41">2. Общее описание</text:p>
      <text:p text:style-name="P42">2.1 Функциональность продукта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Display" svg:font-family="'Aptos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Lohit Devanagari1" style:font-family-complex="'Lohit Devanagari'" style:font-family-generic-complex="system" style:font-pitch-complex="variable" style:font-size-complex="2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/>
      <style:text-properties fo:font-size="16pt" style:letter-kerning="false" style:font-size-asian="16pt" style:language-asian="ru" style:country-asian="RU" style:font-size-complex="16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16:52.532007307</meta:creation-date>
    <meta:editing-duration>PT17M16S</meta:editing-duration>
    <meta:editing-cycles>2</meta:editing-cycles>
    <meta:generator>LibreOffice/7.3.7.2$Linux_X86_64 LibreOffice_project/30$Build-2</meta:generator>
    <dc:date>2024-03-16T08:16:45.747756070</dc:date>
    <meta:document-statistic meta:table-count="0" meta:image-count="0" meta:object-count="0" meta:page-count="4" meta:paragraph-count="50" meta:word-count="335" meta:character-count="2865" meta:non-whitespace-character-count="2559"/>
  </office:meta>
</office:document-meta>
</file>